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580000001F4A67FC899F8D2835.png" manifest:media-type="image/png"/>
  <manifest:file-entry manifest:full-path="Pictures/10000000000004220000031A0AF85F1C071E4B8A.png" manifest:media-type="image/png"/>
  <manifest:file-entry manifest:full-path="Pictures/100000000000033C0000026D70D96EC6B9D30AF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Blueprint_20_Plans-title">
      <style:graphic-properties fo:min-height="3.506cm"/>
    </style:style>
    <style:style style:name="P1" style:family="paragraph">
      <loext:graphic-properties draw:fill-color="#ffffff"/>
    </style:style>
    <style:style style:name="P2" style:family="paragraph">
      <style:text-properties fo:color="#000080"/>
    </style:style>
    <style:style style:name="P3" style:family="paragraph">
      <style:text-properties fo:font-weight="normal" style:font-weight-asian="normal" style:font-weight-complex="normal"/>
    </style:style>
    <style:style style:name="P4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>
      <style:text-properties fo:color="#ce181e" fo:font-weight="bold" style:font-weight-asian="bold" style:font-weight-complex="bold"/>
    </style:style>
    <style:style style:name="P6" style:family="paragraph">
      <style:text-properties fo:color="#000080" fo:font-weight="bold" style:font-weight-asian="bold" style:font-weight-complex="bold"/>
    </style:style>
    <style:style style:name="P7" style:family="paragraph">
      <style:text-properties fo:color="#ce181e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8" style:family="paragraph">
      <style:text-properties fo:font-size="26pt" fo:font-weight="normal" style:font-size-asian="26pt" style:font-weight-asian="normal" style:font-size-complex="26pt" style:font-weight-complex="normal"/>
    </style:style>
    <style:style style:name="P9" style:family="paragraph">
      <style:paragraph-properties fo:text-align="justify"/>
    </style:style>
    <style:style style:name="P10" style:family="paragraph">
      <style:paragraph-properties fo:text-align="start"/>
      <style:text-properties fo:font-size="22pt" fo:language="en" fo:country="US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color="#00008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ce181e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color="#ce181e"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color="#000000" style:text-underline-style="none" fo:font-weight="normal" style:font-weight-asian="normal" style:font-weight-complex="normal"/>
    </style:style>
    <style:style style:name="T9" style:family="text">
      <style:text-properties fo:color="#000000" style:text-underline-style="none" fo:font-weight="bold" style:font-weight-asian="bold" style:font-weight-complex="bold"/>
    </style:style>
    <style:style style:name="T10" style:family="text">
      <style:text-properties fo:color="#000000" fo:font-size="26pt" style:text-underline-style="none" fo:font-weight="normal" style:font-size-asian="26pt" style:font-weight-asian="normal" style:font-size-complex="26pt" style:font-weight-complex="normal"/>
    </style:style>
    <style:style style:name="T11" style:family="text">
      <style:text-properties style:text-underline-style="none" fo:font-weight="bold" style:font-weight-asian="bold" style:font-weight-complex="bold"/>
    </style:style>
    <style:style style:name="T12" style:family="text">
      <style:text-properties fo:color="#ce181e" style:text-underline-style="none" fo:font-weight="normal" style:font-weight-asian="normal" style:font-weight-complex="normal"/>
    </style:style>
    <style:style style:name="T13" style:family="text">
      <style:text-properties fo:color="#ce181e" fo:font-weight="bold" style:font-weight-asian="bold" style:font-weight-complex="bold"/>
    </style:style>
    <style:style style:name="T14" style:family="text">
      <style:text-properties fo:color="#000000" fo:font-size="26pt" style:text-underline-style="none" fo:font-weight="bold" style:font-size-asian="26pt" style:font-weight-asian="bold" style:font-size-complex="26pt" style:font-weight-complex="bold"/>
    </style:style>
    <style:style style:name="T15" style:family="text">
      <style:text-properties fo:color="#000000" fo:font-weight="normal" style:font-weight-asian="normal" style:font-weight-complex="normal"/>
    </style:style>
    <style:style style:name="T16" style:family="text">
      <style:text-properties fo:color="#000000" fo:font-weight="bold" style:font-weight-asian="bold" style:font-weight-complex="bold"/>
    </style:style>
    <style:style style:name="T17" style:family="text">
      <style:text-properties fo:color="#000080" fo:font-weight="bold" style:font-weight-asian="bold" style:font-weight-complex="bold"/>
    </style:style>
    <style:style style:name="T18" style:family="text">
      <style:text-properties fo:color="#ce181e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9" style:family="text">
      <style:text-properties fo:color="#111111" fo:font-size="24pt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20" style:family="text">
      <style:text-properties fo:color="#000000" fo:font-size="26pt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1" style:family="text">
      <style:text-properties fo:color="#000000" fo:font-size="26pt" fo:font-style="italic" style:text-underline-style="solid" style:text-underline-width="auto" style:text-underline-color="font-color" fo:font-weight="bold" style:font-size-asian="26pt" style:font-style-asian="italic" style:font-weight-asian="bold" style:font-size-complex="26pt" style:font-style-complex="italic" style:font-weight-complex="bold"/>
    </style:style>
    <style:style style:name="T22" style:family="text">
      <style:text-properties fo:color="#000000" fo:font-size="26pt" fo:font-style="italic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T23" style:family="text">
      <style:text-properties fo:font-size="26pt" fo:font-weight="bold" style:font-size-asian="26pt" style:font-weight-asian="bold" style:font-size-complex="26pt" style:font-weight-complex="bold"/>
    </style:style>
    <style:style style:name="T24" style:family="text">
      <style:text-properties fo:font-size="26pt" style:font-size-asian="26pt" style:font-size-complex="26pt"/>
    </style:style>
    <style:style style:name="T25" style:family="text">
      <style:text-properties fo:color="#ce181e" fo:font-size="26pt" fo:font-weight="bold" style:font-size-asian="26pt" style:font-weight-asian="bold" style:font-size-complex="26pt" style:font-weight-complex="bold"/>
    </style:style>
    <style:style style:name="T26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27" style:family="text">
      <style:text-properties fo:color="#000000" fo:font-size="26pt" fo:font-style="italic" style:text-underline-style="none" fo:font-weight="bold" style:font-size-asian="26pt" style:font-style-asian="italic" style:font-weight-asian="bold" style:font-size-complex="26pt" style:font-style-complex="italic" style:font-weight-complex="bold"/>
    </style:style>
    <style:style style:name="T28" style:family="text">
      <style:text-properties fo:color="#ce181e" fo:font-size="26pt" fo:font-style="italic" style:text-underline-style="none" fo:font-weight="bold" style:font-size-asian="26pt" style:font-style-asian="italic" style:font-weight-asian="bold" style:font-size-complex="26pt" style:font-style-complex="italic" style:font-weight-complex="bold"/>
    </style:style>
    <style:style style:name="T29" style:family="text"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T30" style:family="text">
      <style:text-properties fo:color="#000000" fo:font-size="40pt" style:text-underline-style="none" fo:font-weight="normal" style:font-size-asian="40pt" style:font-weight-asian="normal" style:font-size-complex="40pt" style:font-weight-complex="normal"/>
    </style:style>
    <style:style style:name="T31" style:family="text">
      <style:text-properties fo:color="#000000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32" style:family="text">
      <style:text-properties fo:color="#000000" fo:font-size="48pt" style:text-underline-style="none" fo:font-weight="normal" style:font-size-asian="48pt" style:font-weight-asian="normal" style:font-size-complex="48pt" style:font-weight-complex="normal"/>
    </style:style>
    <style:style style:name="T33" style:family="text">
      <style:text-properties fo:color="#ce181e" fo:font-size="48pt" fo:font-style="italic" style:text-underline-style="solid" style:text-underline-width="auto" style:text-underline-color="font-color" fo:font-weight="bold" style:font-size-asian="36pt" style:font-style-asian="italic" style:font-weight-asian="bold" style:font-size-complex="36pt" style:font-style-complex="italic" style:font-weight-complex="bold"/>
    </style:style>
    <style:style style:name="T34" style:family="text">
      <style:text-properties fo:color="#000000" fo:font-size="40pt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5" style:family="text">
      <style:text-properties fo:color="#000000" fo:font-size="40pt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36" style:family="text">
      <style:text-properties fo:color="#ce181e" fo:font-size="54pt" fo:font-style="italic" style:text-underline-style="solid" style:text-underline-width="auto" style:text-underline-color="font-color" fo:font-weight="bold" style:font-size-asian="54pt" style:font-style-asian="italic" style:font-weight-asian="bold" style:font-size-complex="54pt" style:font-style-complex="italic" style:font-weight-complex="bold"/>
    </style:style>
    <style:style style:name="T37" style:family="text">
      <style:text-properties fo:color="#000000" fo:font-size="40pt" fo:font-style="italic" style:text-underline-style="solid" style:text-underline-width="auto" style:text-underline-color="font-color" fo:font-weight="bold" style:font-size-asian="40pt" style:font-style-asian="italic" style:font-weight-asian="bold" style:font-size-complex="40pt" style:font-style-complex="italic" style:font-weight-complex="bold"/>
    </style:style>
    <style:style style:name="T38" style:family="text">
      <style:text-properties fo:color="#000000" fo:font-size="40pt" fo:font-style="italic" style:text-underline-style="none" fo:font-weight="normal" style:font-size-asian="40pt" style:font-style-asian="italic" style:font-weight-asian="normal" style:font-size-complex="40pt" style:font-style-complex="italic" style:font-weight-complex="normal"/>
    </style:style>
    <style:style style:name="T39" style:family="text">
      <style:text-properties fo:color="#000000" fo:font-size="40pt" fo:font-style="italic" style:text-underline-style="none" fo:font-weight="bold" style:font-size-asian="40pt" style:font-style-asian="italic" style:font-weight-asian="bold" style:font-size-complex="40pt" style:font-style-complex="italic" style:font-weight-complex="bold"/>
    </style:style>
    <style:style style:name="T40" style:family="text">
      <style:text-properties fo:color="#000000" fo:font-size="36pt" fo:font-style="italic" style:text-underline-style="none" fo:font-weight="bold" style:font-size-asian="36pt" style:font-style-asian="italic" style:font-weight-asian="bold" style:font-size-complex="36pt" style:font-style-complex="italic" style:font-weight-complex="bold"/>
    </style:style>
    <style:style style:name="T41" style:family="text">
      <style:text-properties fo:color="#000000" fo:font-style="normal" style:text-underline-style="none" fo:font-weight="bold" style:font-style-asian="normal" style:font-weight-asian="bold" style:font-style-complex="normal" style:font-weight-complex="bold"/>
    </style:style>
    <style:style style:name="T42" style:family="text"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T43" style:family="text">
      <style:text-properties fo:color="#ce181e" style:text-underline-style="none" fo:font-weight="bold" style:font-weight-asian="bold" style:font-weight-complex="bold"/>
    </style:style>
    <style:style style:name="T44" style:family="text">
      <style:text-properties fo:font-size="26pt" fo:font-weight="normal" style:font-size-asian="26pt" style:font-weight-asian="normal" style:font-size-complex="26pt" style:font-weight-complex="normal"/>
    </style:style>
    <style:style style:name="T45" style:family="text">
      <style:text-properties fo:font-size="22pt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4.8cm" svg:x="1.4cm" svg:y="8.6cm" presentation:class="title" presentation:user-transformed="true">
          <draw:text-box>
            <text:p>Boucles et fonctions<text:line-break/> en JavaScript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1">LES BOUCLES</text:span>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2">Une boucle est une structure analogue aux </text:span><text:span text:style-name="T3">structures conditionnelles</text:span><text:span text:style-name="T2"> sauf qu'ici il s'agit de </text:span><text:span text:style-name="T4">répéter </text:span><text:span text:style-name="T2">une série d'instructions. La répétition se fait jusqu'à ce qu'on dise à la boucle de s'arrêter. À chaque fois que la boucle </text:span><text:span text:style-name="T4">se répète</text:span><text:span text:style-name="T2"> on parle </text:span><text:span text:style-name="T4">d'itération</text:span><text:span text:style-name="T2"> (qui est en fait un synonyme de </text:span><text:span text:style-name="T4">répétition</text:span><text:span text:style-name="T2">).</text:span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text-style-name="P4" draw:layer="layout" svg:width="25.199cm" svg:height="15.493cm" svg:x="1.4cm" svg:y="1.6cm" presentation:class="outline" presentation:user-transformed="true">
          <draw:text-box>
            <text:list text:style-name="L2">
              <text:list-header>
                <text:p><text:span text:style-name="T5">Les différents types de boucles</text:span></text:p>
                <text:p><text:span text:style-name="T6">Avant d’aller aux différents types de boucles intéresser nous d’abord aux fonctions :</text:span></text:p>
              </text:list-header>
              <text:list-item>
                <text:p><text:span text:style-name="T7">Incrémentation et décrémentation</text:span></text:p>
                <text:p><text:span text:style-name="T8">L'incrémentation permet </text:span><text:span text:style-name="T9">d'ajouter</text:span><text:span text:style-name="T8"> une </text:span><text:span text:style-name="T9">unité</text:span><text:span text:style-name="T8"> à un nombre au </text:span><text:span text:style-name="T9">moyen d'une syntaxe courte</text:span><text:span text:style-name="T8">.À l'inverse, la décrémentation permet de </text:span><text:span text:style-name="T9">soustraire</text:span><text:span text:style-name="T8"> une </text:span><text:span text:style-name="T9">unité</text:span><text:span text:style-name="T8">.</text:span></text:p>
                <text:p><text:span text:style-name="T7">EX :</text:span></text:p>
                <text:p><text:span text:style-name="T10">var nbre ;</text:span></text:p>
                <text:p><text:span text:style-name="T10">nbre = nbre + 1 ;</text:span></text:p>
                <text:p><text:span text:style-name="T10">alert(nbre) ;//affiche 1</text:span></text:p>
                <text:p><text:span text:style-name="T10">nbre = nbre – 1 ;</text:span></text:p>
                <text:p><text:span text:style-name="T10">alert(nbre) ;// afficche 0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text-style-name="P3" draw:layer="layout" svg:width="25.199cm" svg:height="12.179cm" svg:x="1.001cm" svg:y="2.221cm" presentation:class="outline" presentation:user-transformed="true">
          <draw:text-box>
            <text:list text:style-name="L2">
              <text:list-header>
                <text:p>-L’ordre des opérateurs</text:p>
                <text:p><text:span text:style-name="T5">EX :</text:span></text:p>
                <text:p><text:span text:style-name="T6">var nbre1 = 0 ;</text:span></text:p>
                <text:p><text:span text:style-name="T6">var nbre2 = 0 ;</text:span></text:p>
                <text:p><text:span text:style-name="T6">nbre1++ ;</text:span></text:p>
                <text:p><text:span text:style-name="T6">++nbre2 ;</text:span></text:p>
                <text:p><text:span text:style-name="T6">alert(nbre1) ;// affiche ‘1’ retourne la valeur de </text:span><text:span text:style-name="T11">nbre</text:span><text:span text:style-name="T6"> </text:span><text:span text:style-name="T12">incrémentée</text:span><text:span text:style-name="T6">, c'est-à-dire 1.</text:span></text:p>
              </text:list-header>
              <text:list-item>
                <text:p><text:span text:style-name="T6">alert(nbre2) ;// affiche ‘1’ l'opération retourne la valeur </text:span><text:span text:style-name="T11">nbre</text:span><text:span text:style-name="T6"> </text:span><text:span text:style-name="T12">avant qu'elle ne soit incrémentée</text:span><text:span text:style-name="T6"> .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La boucle <text:span text:style-name="T13">while</text:span>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La boucle <text:span text:style-name="T13">while</text:span> se répète tant que la condition est <text:span text:style-name="T13">validée</text:span>. Cela veut donc dire qu'il faut s'arranger, à un moment, pour que la <text:span text:style-name="T4">condition ne soit plus vraie,</text:span> sinon la boucle se répéterait à <text:span text:style-name="T13">l'infini</text:span>, ce qui serait fâcheux.</text:p>
                <text:p><text:span text:style-name="T7">EX :</text:span></text:p>
                <text:p><text:span text:style-name="T10">var nbre ;</text:span></text:p>
                <text:p><text:span text:style-name="T10">nbre = 1 ;</text:span></text:p>
                <text:p><text:span text:style-name="T10">while (nbre &lt; 10)</text:span></text:p>
                <text:p><text:span text:style-name="T10">{</text:span></text:p>
                <text:list>
                  <text:list-header>
                    <text:p><text:span text:style-name="T10">nbre ++ ;</text:span></text:p>
                  </text:list-header>
                </text:list>
                <text:p><text:span text:style-name="T10">}</text:span></text:p>
                <text:p><text:span text:style-name="T10">alert(nbre) ;</text:span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La boucle <text:span text:style-name="T13">do while</text:span>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La boucle <text:span text:style-name="T13">do while</text:span> ressemble très fortement à la boucle <text:span text:style-name="T13">while</text:span>, sauf que dans ce cas la boucle est toujours exécutée <text:span text:style-name="T13">au moins une fois</text:span>. Dans le cas d'une boucle <text:span text:style-name="T13">while</text:span>, si la condition n'est pas valide, la boucle <text:span text:style-name="T13">n'est pas exécutée</text:span>. Avec <text:span text:style-name="T13">do while</text:span>, la boucle est exécutée une <text:span text:style-name="T13">première fois</text:span>, puis la condition est testée pour savoir si la boucle <text:span text:style-name="T13">doit continuer</text:span>.</text:p>
                <text:p><text:span text:style-name="T7">EX :</text:span></text:p>
                <text:p><text:span text:style-name="T8">var nbre = 1 ;</text:span></text:p>
                <text:p><text:span text:style-name="T14">do</text:span><text:span text:style-name="T10"> {</text:span></text:p>
                <text:list>
                  <text:list-header>
                    <text:p><text:span text:style-name="T10">nbre++ ;</text:span></text:p>
                  </text:list-header>
                </text:list>
                <text:p><text:span text:style-name="T10">} </text:span><text:span text:style-name="T14">while</text:span><text:span text:style-name="T10"> (nbre &lt; 10);</text:span></text:p>
                <text:p><text:span text:style-name="T10">alert(nbre) ; // affiche 10</text:span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La boucle <text:span text:style-name="T13">for</text:span>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La boucle <text:span text:style-name="T13">for</text:span> ressemble dans son fonctionnement à la boucle <text:span text:style-name="T13">while</text:span>, mais son architecture paraît compliquée au premier abord. </text:p>
                <text:p><text:span text:style-name="T7">Syntaxe:</text:span></text:p>
                <text:p><text:span text:style-name="T12">for</text:span><text:span text:style-name="T8"> (</text:span><text:span text:style-name="T12">initialisation; condition; incrémentation</text:span><text:span text:style-name="T8">) {</text:span></text:p>
                <text:p><text:span text:style-name="T8"><text:s text:c="4"/></text:span><text:span text:style-name="T8">instruction_1;</text:span></text:p>
                <text:p><text:span text:style-name="T8"><text:s text:c="4"/></text:span><text:span text:style-name="T8">instruction_2;</text:span></text:p>
                <text:p><text:span text:style-name="T8"><text:s text:c="4"/></text:span><text:span text:style-name="T8">instruction_3;</text:span></text:p>
                <text:p><text:span text:style-name="T8">}</text:span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3" draw:text-style-name="P2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3">EX :</text:span></text:p>
                <text:p><text:span text:style-name="T15">for (var iter = 0; iter &lt; 5; iter++) {</text:span></text:p>
                <text:p><text:span text:style-name="T15"><text:s text:c="4"/></text:span><text:span text:style-name="T15">alert('Itération n°' + iter);</text:span></text:p>
                <text:p><text:span text:style-name="T15">}</text:span></text:p>
                <text:p><text:span text:style-name="T15">En </text:span><text:span text:style-name="T16">JavaScript</text:span><text:span text:style-name="T15">, il est </text:span><text:span text:style-name="T16">déconseillé</text:span><text:span text:style-name="T15"> de déclarer des </text:span><text:span text:style-name="T13">variables au sein d'une boucle (entre les accolades)</text:span><text:span text:style-name="T15">, pour une raison </text:span><text:span text:style-name="T16">logique</text:span><text:span text:style-name="T15"> : il n'y a en effet pas besoin de déclarer une même variable à chaque passage dans la boucle ! Il est </text:span><text:span text:style-name="T16">conseillé</text:span><text:span text:style-name="T15"> de déclarer les </text:span><text:span text:style-name="T13">variables directement dans le bloc d'initialisation</text:span><text:span text:style-name="T15">.une fois que la boucle est exécutée, la </text:span><text:span text:style-name="T13">variable existe toujours</text:span><text:span text:style-name="T15">.Ce comportement est </text:span><text:span text:style-name="T16">différent</text:span><text:span text:style-name="T15"> de celui de nombreux autres langages, dans lesquels une variable déclarée dans une boucle est </text:span><text:span text:style-name="T13">détruite</text:span><text:span text:style-name="T15"> <text:s/>une fois la boucle </text:span><text:span text:style-name="T16">exécutée</text:span><text:span text:style-name="T15">.</text:span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><text:span text:style-name="T17">LES FONCTIONS</text:span>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Une fonction est une méthode qui permet de <text:span text:style-name="T4">réduire</text:span> le nombre <text:span text:style-name="T4">d’instructions</text:span> et de <text:span text:style-name="T4">blocs</text:span> d’un code.</text:p>
                <text:p>Le plus <text:span text:style-name="T4">gros avantage</text:span> d'une fonction est que vous pouvez exécuter un code <text:span text:style-name="T4">assez long </text:span>et <text:span text:style-name="T4">complexe</text:span> juste en <text:span text:style-name="T4">appelant</text:span> la fonction le contenant. Cela réduit considérablement votre code et le simplifie d'autant plus ! Seulement, vous êtes bien limités en utilisant seulement les fonctions <text:span text:style-name="T13">natives</text:span> du JavaScript.</text:p>
                <text:p>Quelques exemples de <text:span text:style-name="T13">fonctions natives :</text:span></text:p>
                <text:p><text:span text:style-name="T13">alert(),prompt(), confirm(), etc. </text:span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3" draw:text-style-name="P2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8">Créer sa première fonction</text:span></text:p>
                <text:p><text:span text:style-name="T19">onction showMsg() {</text:span></text:p>
                <text:p><text:span text:style-name="T19"><text:s text:c="4"/></text:span><text:span text:style-name="T19">alert('Et une première fonction, une !');</text:span></text:p>
                <text:p><text:span text:style-name="T19">}</text:span></text:p>
                <text:p><text:span text:style-name="T19">showMsg(); // On exécute ici le code contenu dans la fonction</text:span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3" draw:text-style-name="P2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8">La portée d’une variable</text:span></text:p>
                <text:p><text:span text:style-name="T20">Il est <text:s/>intéressant de savoir comment utiliser les variables dans une programme. Certaines variables sont utilisables partout dans le programme tandis que d’autres sont limitées.</text:span></text:p>
              </text:list-header>
              <text:list-item>
                <text:p><text:span text:style-name="T21">Les variables locales</text:span></text:p>
                <text:p><text:span text:style-name="T22">var ohai = 'Hello world !';</text:span></text:p>
                <text:p><text:span text:style-name="T22">function sayHello() {</text:span></text:p>
                <text:p><text:span text:style-name="T22"><text:s text:c="4"/></text:span><text:span text:style-name="T22">alert(ohai);</text:span></text:p>
                <text:p><text:span text:style-name="T22">}</text:span></text:p>
                <text:p><text:span text:style-name="T22">sayHello();</text:span></text:p>
                <text:p><text:span text:style-name="T22">Ça fonctionne !!!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4" draw:text-style-name="P8" draw:layer="layout" svg:width="25.199cm" svg:height="13.286cm" svg:x="0.801cm" svg:y="2.2cm" presentation:class="outline" presentation:user-transformed="true">
          <draw:text-box>
            <text:list text:style-name="L2">
              <text:list-header>
                <text:p><text:span text:style-name="T23">function sayHello() {</text:span></text:p>
                <text:p><text:span text:style-name="T23"><text:s text:c="3"/></text:span><text:span text:style-name="T23">var ohai = 'Hello world !';</text:span></text:p>
                <text:p><text:span text:style-name="T23">}</text:span><text:span text:style-name="T24"><text:line-break/></text:span><text:span text:style-name="T23">sayHello();</text:span></text:p>
                <text:p><text:span text:style-name="T23">alert(ohai);</text:span></text:p>
                <text:p><text:span text:style-name="T24">Alors ? Aucun résultat ? Ce n'est pas surprenant ! Il s'est produit ce que l'on appelle une </text:span><text:span text:style-name="T25">erreur</text:span><text:span text:style-name="T24"> : en clair, le code s'est arrêté car il n'est pas capable d'exécuter ce que vous lui avez demandé.</text:span></text:p>
                <text:p><text:span text:style-name="T24">la variable </text:span><text:span text:style-name="T23">ohai</text:span><text:span text:style-name="T24"> n'existe pas au moment de son affichage avec la fonction </text:span><text:span text:style-name="T23">alert()</text:span><text:span text:style-name="T24"> alors que nous avons pourtant bien déclaré cette variable dans la fonction </text:span><text:span text:style-name="T23">sayHello() .</text:span></text:p>
                <text:p><text:span text:style-name="T24">Si on déclare la fonction en </text:span><text:span text:style-name="T23">dehors</text:span><text:span text:style-name="T24"> de la fonction là, ça fonctionnera ! Voilà tout le </text:span><text:span text:style-name="T23">concept</text:span><text:span text:style-name="T24"> de la portée des variables : toute variable déclarée </text:span><text:span text:style-name="T25">dans une fonction n'est utilisable que dans cette même fonction !</text:span><text:span text:style-name="T24"> Ces variables spécifiques à une seule fonction ont un nom : </text:span><text:span text:style-name="T26">les variables locales.</text:span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4" draw:text-style-name="P3" draw:layer="layout" svg:width="25.199cm" svg:height="12.179cm" svg:x="1.2cm" svg:y="4.2cm" presentation:class="outline" presentation:user-transformed="true">
          <draw:text-box>
            <text:list text:style-name="L2">
              <text:list-item>
                <text:p><text:span text:style-name="T21">Les variables globales</text:span></text:p>
                <text:p><text:span text:style-name="T22">À l'inverse des </text:span><text:span text:style-name="T27">variables locales</text:span><text:span text:style-name="T22">, celles déclarées en-dehors d'une fonction sont nommées les </text:span><text:span text:style-name="T27">variables globales</text:span><text:span text:style-name="T22"> car elles sont </text:span><text:span text:style-name="T28">accessibles partout dans votre code, y compris à l'intérieur de vos fonctions.</text:span></text:p>
                <text:p><text:span text:style-name="T22">var message = 'Ici la variable globale !';</text:span></text:p>
                <text:p><text:span text:style-name="T22">function showMsg() {</text:span></text:p>
                <text:p><text:span text:style-name="T22"><text:s text:c="4"/></text:span><text:span text:style-name="T22">var message = 'Ici la variable locale !';</text:span></text:p>
                <text:p><text:span text:style-name="T22"><text:s text:c="4"/></text:span><text:span text:style-name="T22">alert(message);</text:span></text:p>
                <text:p><text:span text:style-name="T22">}</text:span></text:p>
                <text:p><text:span text:style-name="T22">showMsg();</text:span></text:p>
                <text:p><text:span text:style-name="T22">alert(message);</text:span></text:p>
              </text:list-item>
              <text:list-item>
                <text:p text:style-name="P9"><text:span text:style-name="T21">Les variables globales ? Avec modération !</text:span></text:p>
                <text:p text:style-name="P9"><text:span text:style-name="T21"/></text:p>
                <text:p text:style-name="P9"/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3" draw:text-style-name="P2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29">EX 1:</text:span></text:p>
                <text:p><text:span text:style-name="T5"><text:line-break/></text:span><text:span text:style-name="T30">var1 = 2,</text:span></text:p>
                <text:p><text:span text:style-name="T30">var2 = 3;</text:span></text:p>
                <text:p><text:span text:style-name="T30">function calculate() {</text:span></text:p>
                <text:p><text:span text:style-name="T30"><text:s text:c="4"/></text:span><text:span text:style-name="T30">alert(var1 * var2); // Affiche : « 6 » (sans blague ?!)</text:span></text:p>
                <text:p><text:span text:style-name="T30">}</text:span></text:p>
                <text:p><text:span text:style-name="T30">calculate();</text:span></text:p>
                <text:p><text:span text:style-name="T31">EX 2:</text:span></text:p>
                <text:p><text:span text:style-name="T32">function calculate() {</text:span></text:p>
                <text:p><text:span text:style-name="T32"><text:s text:c="3"/></text:span><text:span text:style-name="T32">var var1 = 2, var2 = 3;</text:span></text:p>
                <text:p><text:span text:style-name="T32"><text:s text:c="4"/></text:span><text:span text:style-name="T32">alert(var1 * var2);</text:span></text:p>
                <text:p><text:span text:style-name="T32">}calculate();</text:span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1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4" draw:text-style-name="P7" draw:layer="layout" svg:width="25.199cm" svg:height="16.179cm" svg:x="1.401cm" svg:y="3.021cm" presentation:class="outline" presentation:user-transformed="true">
          <draw:text-box>
            <text:list text:style-name="L2">
              <text:list-header>
                <text:p><text:span text:style-name="T33"><text:line-break/></text:span><text:span text:style-name="T33">Les arguments et les valeurs de retour</text:span></text:p>
                <text:p><text:span text:style-name="T34">Ils permettent de faire communiquer vos fonctions avec le reste de votre code. Ainsi, les </text:span><text:span text:style-name="T35">arguments</text:span><text:span text:style-name="T34"> permettent d'envoyer des informations à votre fonction tandis que les </text:span><text:span text:style-name="T35">valeurs de retour</text:span><text:span text:style-name="T34"> représentent tout ce qui est retourné par votre fonction une fois que celle-ci a fini de travailler.</text:span></text:p>
              </text:list-header>
              <text:list-item>
                <text:p><text:span text:style-name="T36">Les arguments</text:span></text:p>
                <text:p><text:span text:style-name="T37">-Créer et utiliser un argument</text:span></text:p>
                <text:p><text:span text:style-name="T38">Les arguments sont des informations envoyées à une fonction.</text:span><text:span text:style-name="T39"><text:line-break/></text:span><text:span text:style-name="T40">EX :</text:span></text:p>
                <text:p><text:span text:style-name="T39">function myFunction(arg)</text:span></text:p>
                <text:list>
                  <text:list-item>
                    <text:list>
                      <text:list-header>
                        <text:p><text:span text:style-name="T38"><text:s/></text:span><text:span text:style-name="T39">{</text:span><text:span text:style-name="T38"> // Notre argument est la variable « arg »</text:span></text:p>
                        <text:p><text:span text:style-name="T38"><text:s text:c="3"/></text:span><text:span text:style-name="T38">// Une fois que l'argument a été passé à la fonction, vous allez le retrouver dans la variable « arg »</text:span></text:p>
                      </text:list-header>
                    </text:list>
                  </text:list-item>
                </text:list>
                <text:p><text:span text:style-name="T38"><text:s text:c="4"/></text:span><text:span text:style-name="T39">alert('Votre argument : ' + arg);</text:span></text:p>
                <text:p><text:span text:style-name="T39">}</text:span></text:p>
                <text:p><text:span text:style-name="T39">myFunction('En voilà un beau test !');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1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4" draw:text-style-name="P3" draw:layer="layout" svg:width="25.199cm" svg:height="16.2cm" svg:x="1.201cm" svg:y="2.8cm" presentation:class="outline" presentation:user-transformed="true">
          <draw:text-box>
            <text:list text:style-name="L2">
              <text:list-header>
                <text:p>Lorsqu'une fonction reçoit un <text:span text:style-name="T4">argument</text:span>, celui-ci est stocké dans une <text:span text:style-name="T4">variable</text:span> dont vous avez choisi le nom lors de la déclaration de la fonction. Voici, en gros, ce qui se passe quand un argument est reçu dans la fonction :</text:p>
                <text:p><text:span text:style-name="T4">function</text:span> <text:span text:style-name="T4">scope(arg)</text:span> <text:span text:style-name="T4">{</text:span></text:p>
                <text:p><text:s/>// Au début de la fonction, la variable « arg » est créée avec le contenu de l'argument qui a été passé à la fonction <text:s/></text:p>
                <text:p><text:span text:style-name="T4">alert(arg);</text:span> // Nous pouvons maintenant utiliser l'argument comme souhaité : l'afficher, le modifier, etc.</text:p>
                <text:p><text:s text:c="2"/>// Une fois l'exécution de la fonction terminée, toutes les variables contenant les arguments sont détruites</text:p>
                <text:p><text:span text:style-name="T4">}</text:span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1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Les arguments sont propres à leur fonction, ils ne serviront à aucune autre fonction.</text:p>
              </text:list-header>
              <text:list-item>
                <text:p><text:span text:style-name="T18">Les arguments multiples</text:span></text:p>
                <text:p><text:span text:style-name="T41">function</text:span><text:span text:style-name="T42"> </text:span><text:span text:style-name="T41">moar</text:span><text:span text:style-name="T42">(first, second) {</text:span></text:p>
                <text:p><text:span text:style-name="T42"><text:s/></text:span><text:span text:style-name="T42">// On peut maintenant utiliser les variables « </text:span><text:span text:style-name="T41">first</text:span><text:span text:style-name="T42"> » et « </text:span><text:span text:style-name="T41">second</text:span><text:span text:style-name="T42"> » comme on le souhaite :</text:span></text:p>
                <text:p><text:span text:style-name="T42"><text:s text:c="4"/></text:span><text:span text:style-name="T41">alert</text:span><text:span text:style-name="T42">('Votre premier argument : ' + first);</text:span></text:p>
                <text:p><text:span text:style-name="T42"><text:s text:c="4"/></text:span><text:span text:style-name="T41">alert</text:span><text:span text:style-name="T42">('Votre deuxième argument : ' + second);</text:span></text:p>
                <text:p><text:span text:style-name="T42">}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1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4" draw:text-style-name="P3" draw:layer="layout" svg:width="25.199cm" svg:height="16.379cm" svg:x="1.401cm" svg:y="2.821cm" presentation:class="outline" presentation:user-transformed="true">
          <draw:text-box>
            <text:list text:style-name="L2">
              <text:list-item>
                <text:p><text:span text:style-name="T13">Les valeurs de retour</text:span></text:p>
                <text:p><text:span text:style-name="T2">Pour faire </text:span><text:span text:style-name="T4">retourner</text:span><text:span text:style-name="T2"> une valeur à notre </text:span><text:span text:style-name="T4">fonction</text:span><text:span text:style-name="T2">, rien de plus simple, il suffit d'utiliser l'instruction </text:span><text:span text:style-name="T13">return</text:span><text:span text:style-name="T2"> suivie de la valeur à retourner</text:span></text:p>
                <text:p><text:span text:style-name="T7">EX :</text:span></text:p>
                <text:p><text:span text:style-name="T9">function sayHello() {</text:span></text:p>
                <text:p><text:span text:style-name="T8"><text:s text:c="3"/></text:span><text:span text:style-name="T9">return 'Bonjour !';</text:span><text:span text:style-name="T8"> // L'instruction « return » suivie d'une valeur, cette dernière est donc renvoyée par la fonction</text:span></text:p>
                <text:p><text:span text:style-name="T9">}</text:span></text:p>
                <text:p><text:span text:style-name="T9">alert(sayHello());</text:span><text:span text:style-name="T8"> // Ici on affiche la valeur retournée par la fonction sayHello()</text:span></text:p>
                <text:p><text:span text:style-name="T8"/></text:p>
                <text:p><text:span text:style-name="T8">Ce fonctionnement explique d'ailleurs pourquoi on ne peut pas faire plusieurs renvois de valeurs pour une même fonction : si on écrit deux return à la suite, seul le premier sera exécuté puisque le premier return aura déjà mis un terme à l'exécution de la fonction.</text:span></text:p>
              </text:list-item>
              <text:list-item>
                <text:p><text:span text:style-name="T43">Les fonctions anonymes</text:span></text:p>
                <text:p><text:span text:style-name="T43"/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1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3" draw:text-style-name="P2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44">Après les fonctions, voici les fonctions anonymes ! Ces fonctions particulières sont extrêmement importantes en JavaScript ! Elles vous serviront pour énormément de choses : les </text:span><text:span text:style-name="T23">objets</text:span><text:span text:style-name="T44">, les </text:span><text:span text:style-name="T23">évènements</text:span><text:span text:style-name="T44">, les </text:span><text:span text:style-name="T23">variables</text:span><text:span text:style-name="T44"> </text:span><text:span text:style-name="T23">statiques</text:span><text:span text:style-name="T44">, les </text:span><text:span text:style-name="T23">closures</text:span><text:span text:style-name="T44">, </text:span><text:span text:style-name="T23">etc</text:span><text:span text:style-name="T44">. Bref, des trucs que vous apprendrez plus tard.</text:span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1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3" draw:text-style-name="P2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text-style-name="P3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5cm" svg:height="11.14cm" svg:x="3.07cm" svg:y="2.26cm" draw:page-number="2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3" draw:text-style-name="P2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text-style-name="P3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5cm" svg:height="11.14cm" svg:x="3.07cm" svg:y="2.26cm" draw:page-number="2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print_20_Plans">
        <draw:frame presentation:style-name="pr6" draw:text-style-name="P10" draw:layer="layout" svg:width="19.999cm" svg:height="3.506cm" svg:x="6.6cm" svg:y="8.8cm" presentation:class="title" presentation:user-transformed="true">
          <draw:text-box>
            <text:p><text:span text:style-name="T45">This work is licensed under a Creative Commons Attribution-ShareAlike 3.0 Unported License.</text:span><text:span text:style-name="T45"><text:line-break/></text:span><text:span text:style-name="T45">It makes use of the works of Mateus Machado Luna.</text:span></text:p>
          </draw:text-box>
        </draw:frame>
        <draw:frame draw:style-name="gr2" draw:text-style-name="P11" draw:layer="layout" svg:width="3.533cm" svg:height="1.243cm" svg:x="2.267cm" svg:y="10.06cm">
          <draw:image xlink:href="Pictures/10000000000000580000001F4A67FC899F8D2835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74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4220000031A0AF85F1C071E4B8A.png" xlink:type="simple" xlink:show="embed" xlink:actuate="onLoad"/>
    <draw:fill-image draw:name="background" xlink:href="Pictures/100000000000033C0000026D70D96EC6B9D30AF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éro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7T09:16:46.530177297</meta:creation-date>
    <meta:editing-duration>PT2H20M32S</meta:editing-duration>
    <meta:editing-cycles>32</meta:editing-cycles>
    <meta:generator>LibreOffice/6.0.7.3$Linux_X86_64 LibreOffice_project/00m0$Build-3</meta:generator>
    <dc:title>Blueprint Plans</dc:title>
    <dc:date>2019-05-28T09:02:16.854673937</dc:date>
    <meta:document-statistic meta:object-count="111"/>
  </office:meta>
</office:document-meta>
</file>